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0pt" fo:margin-bottom="0pt" fo:text-indent="0pt"/>
    </style:style>
  </office:automatic-styles>
  <office:body>
    <office:text>
      <text:p text:style-name="p3"><text:span text:style-name="c0">PAGE 46 ( 10 Panels, Excluding Sub Paneling )</text:span></text:p>
      <text:p text:style-name="p3"/>
      <text:p text:style-name="p3"><text:span text:style-name="c0">Panel 1. Rassie is dressed in a schoolgirl outfit. A similar get up as seen on slice of life Anime. She walked out of the flying wing school bus after it has landed. The sky above the school bus is a radioactive green, with residual clouds of lime colored vapour. The sidewalk is littered with cracks. The drainage system in Chattanooga takes in all this filth.</text:span></text:p>
      <text:p text:style-name="p3"/>
      <text:p text:style-name="p3"><text:span text:style-name="c0">Panel 2. She knocks on her parents door, holding her back pack. it stuffed with so many textbooks and homepage, the zipper on her bag threatens to tear itself apart.</text:span></text:p>
      <text:p text:style-name="p3"/>
      <text:p text:style-name="p3"><text:span text:style-name="c0">RASSIE: Mom, I’m home from school!</text:span></text:p>
      <text:p text:style-name="p3"/>
      <text:p text:style-name="p3"><text:span text:style-name="c0">Panel 3. This panel is black. For those unfamiliar with the way manga tells time, a black panel is generally used to mean time passing.</text:span></text:p>
      <text:p text:style-name="p3"/>
      <text:p text:style-name="p3"><text:span text:style-name="c0">Caption: It was years ago, the knife</text:span></text:p>
      <text:p text:style-name="p3"><text:span text:style-name="c0">Caption: Of Tanner, o so sharp</text:span></text:p>
      <text:p text:style-name="p3"><text:span text:style-name="c0">Caption: Purged her black eye.</text:span></text:p>
      <text:p text:style-name="p3"/>
      <text:p text:style-name="p3"><text:span text:style-name="c0">Panel 4. Rassie is holding her hand over the socket that once contained the eye that was giving her problems earlier.</text:span></text:p>
      <text:p text:style-name="p3"/>
      <text:p text:style-name="p3"><text:span text:style-name="c0">TANNER: Don’t worry mom...</text:span></text:p>
      <text:p text:style-name="p3"><text:span text:style-name="c0">TANNER: I’ll make sure Rassie never has...</text:span></text:p>
      <text:p text:style-name="p3"><text:span text:style-name="c0">TANNER: Eye problems again.</text:span></text:p>
      <text:p text:style-name="p3"/>
      <text:p text:style-name="p3"><text:span text:style-name="c0">SFX: Rassie’s scream.</text:span></text:p>
      <text:p text:style-name="p3"/>
      <text:p text:style-name="p3"><text:span text:style-name="c0">Panel 5. This panel shows her severed eyeball wrapped in a towel, and thrown into the garbage shoot. She is pointed to her parents,</text:span></text:p>
      <text:p text:style-name="p3"/>
      <text:p text:style-name="p3"><text:span text:style-name="c0">RASSIE: I need to go to the hospital.</text:span></text:p>
      <text:p text:style-name="p3"/>
      <text:p text:style-name="p3"><text:span text:style-name="c0">Caption: It was covered in a tarp</text:span></text:p>
      <text:p text:style-name="p3"><text:span text:style-name="c0">Caption: Bloody and wet.</text:span></text:p>
      <text:p text:style-name="p3"/>
      <text:p text:style-name="p3"><text:span text:style-name="c0">Panel 6. Cut to the present day, she is wears a tuxedo while crouched on top of a sky scraper, and has a network eyeball, that sends back data back to her handler. She is now roughly a head taller, and her hair has grown just past her shoulders. She carries around morning stars.</text:span></text:p>
      <text:p text:style-name="p3"/>
      <text:p text:style-name="p3"><text:span text:style-name="c0">RASSIE: Just wait till I have the chance Tanner.</text:span></text:p>
      <text:p text:style-name="p3"><text:span text:style-name="c0">RASSIE: I promise I will be rid of you.</text:span></text:p>
      <text:p text:style-name="p3"/>
      <text:p text:style-name="p3"><text:span text:style-name="c0">Caption: Now Rassie has metal for</text:span></text:p>
      <text:p text:style-name="p3"><text:span text:style-name="c0">Caption: her missing black eye.</text:span></text:p>
      <text:p text:style-name="p3"/>
      <text:p text:style-name="p3"><text:span text:style-name="c0">Panel 7. Rassie hops from the skyscraper, deploying her specialty parachute. She glides down to the city below. Below her black Swedish clogs, is the graveyard, with many more gravestones left over from the third civil war.</text:span></text:p>
      <text:p text:style-name="p3"/>
      <text:p text:style-name="p3"><text:span text:style-name="c0">Panel 8. This graveyard bleeds into parts of downtown, when it had previously been at only the furthest edges of the dirtiest city in Tennessee.</text:span></text:p>
      <text:p text:style-name="p3"/>
      <text:p text:style-name="p3"><text:span text:style-name="c0">Caption: She could see ads</text:span></text:p>
      <text:p text:style-name="p3"><text:span text:style-name="c0">Caption: All over the bright midnight sky.</text:span></text:p>
      <text:p text:style-name="p3"><text:span text:style-name="c0">Caption: Only ads for junk.</text:span></text:p>
      <text:p text:style-name="p3"/>
      <text:p text:style-name="p3"><text:span text:style-name="c0">Panel 9. She lands in a crouching position toward the gate.</text:span></text:p>
      <text:p text:style-name="p3"/>
      <text:p text:style-name="p3"><text:span text:style-name="c0">Panel 10. Rassie then climbs the fence.</text:span></text:p>
    </office:text>
  </office:body>
</office:document-content>
</file>